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6.791cm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">
      <style:table-properties style:width="17cm" fo:margin-top="0cm" fo:margin-bottom="0cm" style:page-number="auto" fo:break-before="page" table:align="margins"/>
    </style:style>
    <style:style style:name="Таблица3.A" style:family="table-column">
      <style:table-column-properties style:column-width="8.498cm" style:rel-column-width="4818*"/>
    </style:style>
    <style:style style:name="Таблица3.B" style:family="table-column">
      <style:table-column-properties style:column-width="8.502cm" style:rel-column-width="4820*"/>
    </style:style>
    <style:style style:name="Таблица3.A1" style:family="table-cell">
      <style:table-cell-properties fo:padding="0.199cm" fo:border="none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188aa0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b434e" officeooo:paragraph-rsid="001b434e" style:font-size-asian="14pt" style:font-size-complex="14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d3f63" officeooo:paragraph-rsid="001d3f63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paragraph-rsid="001edac6" style:font-size-asian="14pt" style:font-size-complex="14pt"/>
    </style:style>
    <style:style style:name="P9" style:family="paragraph" style:parent-style-name="Standard" style:list-style-name="L3">
      <loext:graphic-properties draw:fill="none"/>
      <style:paragraph-properties fo:margin-left="0.499cm" fo:margin-right="0.199cm" fo:text-align="justify" style:justify-single-word="false" fo:text-indent="-0.199cm" style:auto-text-indent="false" fo:background-color="transparent">
        <style:tab-stops>
          <style:tab-stop style:position="-0.079cm"/>
          <style:tab-stop style:position="0.318cm"/>
          <style:tab-stop style:position="1.323cm"/>
        </style:tab-stops>
      </style:paragraph-properties>
      <style:text-properties officeooo:paragraph-rsid="0021abb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1edac6" style:font-size-asian="14pt" style:font-size-complex="14pt"/>
    </style:style>
    <style:style style:name="P11" style:family="paragraph" style:parent-style-name="Heading_20_4">
      <style:paragraph-properties fo:text-align="justify" style:justify-single-word="false"/>
      <style:text-properties style:font-name="Times New Roman" fo:font-size="14pt" officeooo:paragraph-rsid="001edac6" style:font-size-asian="14pt" style:font-size-complex="14pt"/>
    </style:style>
    <style:style style:name="P12" style:family="paragraph" style:parent-style-name="Standard" style:list-style-name="L4">
      <loext:graphic-properties draw:fill="none"/>
      <style:paragraph-properties fo:margin-left="0.9cm" fo:margin-right="0cm" fo:text-align="justify" style:justify-single-word="false" fo:text-indent="-0.499cm" style:auto-text-indent="false" fo:background-color="transparent">
        <style:tab-stops>
          <style:tab-stop style:position="-0.106cm"/>
        </style:tab-stops>
      </style:paragraph-properties>
      <style:text-properties officeooo:paragraph-rsid="0021abb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020fde0" officeooo:paragraph-rsid="0020fde0" style:font-size-asian="14pt" style:font-size-complex="14pt"/>
    </style:style>
    <style:style style:name="P14" style:family="paragraph" style:parent-style-name="Standard" style:list-style-name="L5">
      <loext:graphic-properties draw:fill="none"/>
      <style:paragraph-properties fo:margin-left="0.6cm" fo:margin-right="0.199cm" fo:text-align="justify" style:justify-single-word="false" fo:text-indent="-0.199cm" style:auto-text-indent="false" fo:background-color="transparent">
        <style:tab-stops>
          <style:tab-stop style:position="0.291cm"/>
        </style:tab-stops>
      </style:paragraph-properties>
      <style:text-properties officeooo:paragraph-rsid="0021abb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paragraph-rsid="0020fde0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 style:list-style-name="L6">
      <loext:graphic-properties draw:fill="none"/>
      <style:paragraph-properties fo:margin-left="0.7cm" fo:margin-right="0.4cm" fo:text-align="justify" style:justify-single-word="false" fo:text-indent="-0.3cm" style:auto-text-indent="false" fo:background-color="transparent">
        <style:tab-stops>
          <style:tab-stop style:position="0.212cm"/>
        </style:tab-stops>
      </style:paragraph-properties>
      <style:text-properties officeooo:paragraph-rsid="0021abbd"/>
    </style:style>
    <style:style style:name="P18" style:family="paragraph" style:parent-style-name="Standard" style:list-style-name="L7">
      <style:paragraph-properties fo:text-align="justify" style:justify-single-word="false"/>
      <style:text-properties officeooo:paragraph-rsid="0021abbd"/>
    </style:style>
    <style:style style:name="P19" style:family="paragraph" style:parent-style-name="Standard" style:list-style-name="L8">
      <loext:graphic-properties draw:fill="none"/>
      <style:paragraph-properties fo:margin-left="0.6cm" fo:margin-right="0.4cm" fo:text-align="justify" style:justify-single-word="false" fo:text-indent="-0.3cm" style:auto-text-indent="false" fo:background-color="transparent">
        <style:tab-stops>
          <style:tab-stop style:position="0.318cm"/>
        </style:tab-stops>
      </style:paragraph-properties>
      <style:text-properties officeooo:paragraph-rsid="001edac6"/>
    </style:style>
    <style:style style:name="P20" style:family="paragraph" style:parent-style-name="Text_20_body" style:list-style-name="L9">
      <loext:graphic-properties draw:fill="none"/>
      <style:paragraph-properties fo:margin-left="1cm" fo:margin-right="0.6cm" fo:margin-top="0cm" fo:margin-bottom="0.247cm" style:contextual-spacing="false" fo:line-height="115%" fo:text-align="justify" style:justify-single-word="false" fo:text-indent="-0.3cm" style:auto-text-indent="false" fo:background-color="transparent">
        <style:tab-stops>
          <style:tab-stop style:position="0.503cm"/>
        </style:tab-stops>
      </style:paragraph-properties>
      <style:text-properties officeooo:paragraph-rsid="0022c009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e686"/>
    </style:style>
    <style:style style:name="T3" style:family="text">
      <style:text-properties fo:language="en" fo:country="US" officeooo:rsid="0017e686"/>
    </style:style>
    <style:style style:name="T4" style:family="text">
      <style:text-properties fo:language="en" fo:country="US"/>
    </style:style>
    <style:style style:name="T5" style:family="text">
      <style:text-properties fo:language="ba" fo:country="RU" officeooo:rsid="0017e686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ba" fo:country="RU" officeooo:rsid="0017e686" style:font-size-asian="14pt" style:font-size-complex="14pt"/>
    </style:style>
    <style:style style:name="T9" style:family="text">
      <style:text-properties style:font-name="Times New Roman" fo:font-size="14pt" fo:language="ba" fo:country="RU" officeooo:rsid="00188aa0" style:font-size-asian="14pt" style:font-size-complex="14pt"/>
    </style:style>
    <style:style style:name="T10" style:family="text">
      <style:text-properties fo:language="ba" fo:country="RU" officeooo:rsid="00188aa0"/>
    </style:style>
    <style:style style:name="T11" style:family="text">
      <style:text-properties fo:language="en" fo:country="US" officeooo:rsid="001d3f63"/>
    </style:style>
    <style:style style:name="T12" style:family="text">
      <style:text-properties fo:language="ba" fo:country="RU" officeooo:rsid="001fcda0"/>
    </style:style>
    <style:style style:name="T13" style:family="text">
      <style:text-properties style:font-name="Times New Roman" fo:font-size="14pt" officeooo:rsid="0020e1a0" style:font-size-asian="14pt" style:font-size-complex="14pt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style:font-name="Times New Roman" fo:font-size="14pt" fo:letter-spacing="normal" fo:font-style="normal" fo:font-weight="normal" officeooo:rsid="0020fde0" style:font-size-asian="14pt" style:font-size-complex="14pt"/>
    </style:style>
    <style:style style:name="T17" style:family="text">
      <style:text-properties fo:font-variant="normal" fo:text-transform="none" fo:letter-spacing="normal" fo:font-style="normal" fo:font-weight="normal" officeooo:rsid="0020fde0"/>
    </style:style>
    <style:style style:name="T18" style:family="text">
      <style:text-properties officeooo:rsid="0020fde0"/>
    </style:style>
    <style:style style:name="T19" style:family="text">
      <style:text-properties fo:language="ba" fo:country="RU" officeooo:rsid="001edac6"/>
    </style:style>
    <style:style style:name="T20" style:family="text">
      <style:text-properties style:font-name="Times New Roman" fo:font-size="14pt" officeooo:rsid="0021abbd" style:font-size-asian="14pt" style:font-size-complex="14pt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Тестовый сценарий</text:span>: Проверка функции <text:span text:style-name="T2">кнопки</text:span>.</text:p>
      <text:p text:style-name="P1"><text:tab/><text:span text:style-name="T1">Тестовое окружение</text:span>: Visual Studio 2019, Windows 10, <text:span text:style-name="T3">Google Chrome</text:span>.</text:p>
      <text:p text:style-name="P1"><text:span text:style-name="T1"><text:tab/>Предварительные условия</text:span>:<text:span text:style-name="T4"> </text:span><text:span text:style-name="T3">HTML-</text:span><text:span text:style-name="T5">документ</text:span><text:span text:style-name="T4"> </text:span>установлено и запущено.</text:p>
      <text:p text:style-name="P1"><text:tab/><text:span text:style-name="T1">Тестовые данные</text:span>: <text:span text:style-name="T5">Фунции кнопки</text:span>.</text:p>
      <text:p text:style-name="P1"><text:tab/><text:span text:style-name="T1">Шаги тестирования</text:span>:</text:p>
      <text:p text:style-name="P1"><text:tab/>1. <text:span text:style-name="T5">Наведение на кнопку</text:span>.</text:p>
      <text:list text:style-name="L1">
        <text:list-item>
          <text:p text:style-name="P2"><text:span text:style-name="T6">Ожидаемый результат</text:span><text:span text:style-name="T7">: </text:span><text:span text:style-name="T8">Изменение цвета фона кнопки при наведении мыши</text:span><text:span text:style-name="T7">.</text:span></text:p>
        </text:list-item>
        <text:list-item>
          <text:p text:style-name="P2"><text:span text:style-name="T6">Фактический результат</text:span><text:span text:style-name="T7">: </text:span><text:span text:style-name="T8">Изменился цвет фона книпки при наведении мыши.</text:span></text:p>
        </text:list-item>
        <text:list-item>
          <text:p text:style-name="P2"><text:span text:style-name="T6">Статус</text:span><text:span text:style-name="T7">: </text:span><text:span text:style-name="T9">Успешно</text:span></text:p>
        </text:list-item>
      </text:list>
      <text:p text:style-name="P1"><text:tab/>2. <text:span text:style-name="T10">Нажатие на кноку</text:span>.</text:p>
      <text:list text:style-name="L2">
        <text:list-item>
          <text:p text:style-name="P3"><text:span text:style-name="T6">Ожидаемый результат</text:span><text:span text:style-name="T7">: </text:span><text:span text:style-name="T9">Система отображит новое стрницу</text:span></text:p>
        </text:list-item>
        <text:list-item>
          <text:p text:style-name="P3"><text:span text:style-name="T6">Фактический результат</text:span><text:span text:style-name="T7">: </text:span><text:span text:style-name="T9">Система не отобразила новую страницу</text:span></text:p>
        </text:list-item>
        <text:list-item>
          <text:p text:style-name="P3"><text:span text:style-name="T6">Статус</text:span><text:span text:style-name="T7">: </text:span><text:span text:style-name="T9">Не успешно</text:span></text:p>
        </text:list-item>
      </text:list>
      <text:p text:style-name="P4"><text:tab/><text:span text:style-name="T1">Постусловия</text:span>: <text:span text:style-name="T10">Закрытие </text:span><text:span text:style-name="T3">HTML-</text:span><text:span text:style-name="T5">документ </text:span><text:span text:style-name="T10">пользователем</text:span>.</text:p>
      <text:p text:style-name="P1"><text:tab/><text:span text:style-name="T1">Критерии успеха</text:span>: Все шаги выполнены успешно, и результаты соответствуют ожидаемым.</text:p>
      <text:p text:style-name="P1"><text:tab/><text:span text:style-name="T1">Очистка</text:span>: Закрыть приложение.</text:p>
      <text:p text:style-name="P1"><text:tab/><text:span text:style-name="T1">Документирование результатов</text:span>: Результаты записаны и проанализированы.</text:p>
      <text:p text:style-name="P1"><text:tab/><text:span text:style-name="T1">Анализ и действия по улучшению</text:span>: Определены шаги для исправления обнаруженных проблем.</text:p>
      <text:p text:style-name="P1"/>
      <text:p text:style-name="P5">HTML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>&lt;!DOCTYPE html&gt;</text:p>
            <text:p text:style-name="P6">    &lt;html lang="en"&gt;</text:p>
            <text:p text:style-name="P6">    &lt;head&gt;</text:p>
            <text:p text:style-name="P6">        &lt;meta charset="UTF-8"&gt;</text:p>
            <text:p text:style-name="P6">        &lt;meta name="viewport" content="width=device-width, initial-scale=1.0"&gt;</text:p>
            <text:p text:style-name="P6">        &lt;title&gt;Document&lt;/title&gt;</text:p>
            <text:p text:style-name="P6">        &lt;link href="style.css" rel="stylesheet"&gt;</text:p>
            <text:p text:style-name="P6">    &lt;/head&gt;</text:p>
            <text:p text:style-name="P6">    &lt;body&gt;</text:p>
            <text:p text:style-name="P6">&lt;div class="button-1"&gt;&lt;form action=""&gt;&lt;button class="btm-1"&gt;<text:span text:style-name="T4">Кнопка</text:span><text:span text:style-name="T11">_</text:span><text:span text:style-name="T4">1</text:span>&lt;/button&gt;&lt;/form&gt;&lt;/div&gt;</text:p>
            <text:p text:style-name="P6">        &lt;div class="button-2"&gt;&lt;form action=""&gt;&lt;button class="btm-2"&gt;<text:span text:style-name="T4">Кнопка</text:span><text:span text:style-name="T11">_</text:span><text:span text:style-name="T4">2</text:span>&lt;/button&gt;&lt;/form&gt;&lt;/div&gt;</text:p>
            <text:p text:style-name="P6">    &lt;/body&gt;</text:p>
            <text:p text:style-name="P6">&lt;/html&gt;</text:p>
          </table:table-cell>
        </table:table-row>
      </table:table>
      <text:p text:style-name="P7">CSS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.button-1{position: relative; left: 20px; top: 10px;}</text:p>
            <text:p text:style-name="P6">.button-2{position: relative; left: 10px; top: 40px;}</text:p>
            <text:p text:style-name="P6">.button-1:hover{}</text:p>
            <text:p text:style-name="P6">.button-2:hover{}</text:p>
            <text:p text:style-name="P6">.btm-1{background-color: #deb887; border: 1px solid #000;}</text:p>
            <text:p text:style-name="P6">.btm-2{background-color: #ff69b4; border: 1px solid #000;}</text:p>
            <text:p text:style-name="P6"><text:soft-page-break/>.btm-1:hover{background-color: #ccc; border: 3px solid #000}</text:p>
            <text:p text:style-name="P6">.btm-2:hover{background-color: #ccc; border: 3px solid #000}</text:p>
          </table:table-cell>
        </table:table-row>
      </table:table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Тестовый пакет</text:p>
          </table:table-cell>
          <table:table-cell table:style-name="Таблица3.A1" office:value-type="string">
            <text:p text:style-name="P8">для функции <text:span text:style-name="T12">Кнопки</text:span></text:p>
          </table:table-cell>
        </table:table-row>
        <table:table-row>
          <table:table-cell table:style-name="Таблица3.A1" office:value-type="string">
            <text:p text:style-name="P8">Область тестирования</text:p>
          </table:table-cell>
          <table:table-cell table:style-name="Таблица3.A1" office:value-type="string">
            <text:list text:style-name="L3">
              <text:list-item>
                <text:p text:style-name="P9"><text:span text:style-name="T7">Функция </text:span><text:span text:style-name="T13">работы</text:span><text:span text:style-name="T7"> </text:span><text:span text:style-name="T13">кнопки</text:span></text:p>
              </text:list-item>
              <text:list-item>
                <text:p text:style-name="P9"><text:span text:style-name="T7">Восстановление пароля</text:span></text:p>
              </text:list-item>
              <text:list-item>
                <text:p text:style-name="P9"><text:span text:style-name="T7">Регистрация нового пользователя</text:span></text:p>
              </text:list-item>
            </text:list>
          </table:table-cell>
        </table:table-row>
        <table:table-row>
          <table:table-cell table:style-name="Таблица3.A1" table:number-columns-spanned="2" office:value-type="string">
            <text:p text:style-name="P10">Тестовые случаи</text:p>
          </table:table-cell>
          <table:covered-table-cell/>
        </table:table-row>
        <table:table-row>
          <table:table-cell table:style-name="Таблица3.A1" office:value-type="string">
            <text:p text:style-name="P8">Тестовый случай 1</text:p>
          </table:table-cell>
          <table:table-cell table:style-name="Таблица3.A1" office:value-type="string">
            <text:h text:style-name="P11" text:outline-level="4"><text:span text:style-name="T14">Проверка работы кнопки "Войти"</text:span></text:h>
          </table:table-cell>
        </table:table-row>
        <table:table-row>
          <table:table-cell table:style-name="Таблица3.A1" office:value-type="string">
            <text:p text:style-name="P8">Предварительные условия</text:p>
          </table:table-cell>
          <table:table-cell table:style-name="Таблица3.A1" office:value-type="string">
            <text:p text:style-name="P8"><text:span text:style-name="T14">Пользователь находится на странице входа.</text:span></text:p>
          </table:table-cell>
        </table:table-row>
        <table:table-row>
          <table:table-cell table:style-name="Таблица3.A1" office:value-type="string">
            <text:p text:style-name="P8">Тестовые данные</text:p>
          </table:table-cell>
          <table:table-cell table:style-name="Таблица3.A1" office:value-type="string">
            <text:p text:style-name="P8"><text:span text:style-name="T14">Кнопка "Войти" активна.</text:span></text:p>
          </table:table-cell>
        </table:table-row>
        <table:table-row>
          <table:table-cell table:style-name="Таблица3.A1" office:value-type="string">
            <text:p text:style-name="P8">Шаги</text:p>
          </table:table-cell>
          <table:table-cell table:style-name="Таблица3.A1" office:value-type="string">
            <text:list text:style-name="L4">
              <text:list-item>
                <text:p text:style-name="P12"><text:span text:style-name="T15">Открыть страницу входа.</text:span></text:p>
              </text:list-item>
              <text:list-item>
                <text:p text:style-name="P12"><text:span text:style-name="T7">Ввести корректные логин и пароль.</text:span></text:p>
              </text:list-item>
              <text:list-item>
                <text:p text:style-name="P12"><text:span text:style-name="T7">Нажать кнопку "Войти".</text:span></text:p>
              </text:list-item>
            </text:list>
          </table:table-cell>
        </table:table-row>
        <table:table-row>
          <table:table-cell table:style-name="Таблица3.A1" office:value-type="string">
            <text:p text:style-name="P8">Ожидаемый результат</text:p>
          </table:table-cell>
          <table:table-cell table:style-name="Таблица3.A1" office:value-type="string">
            <text:p text:style-name="P8">Пользователь перенаправлен на главную страницу</text:p>
          </table:table-cell>
        </table:table-row>
        <table:table-row>
          <table:table-cell table:style-name="Таблица3.A1" office:value-type="string">
            <text:p text:style-name="P8">Фактический результат</text:p>
          </table:table-cell>
          <table:table-cell table:style-name="Таблица3.A1" office:value-type="string">
            <text:p text:style-name="P13">Пользователь пере направился на главную страницу</text:p>
          </table:table-cell>
        </table:table-row>
        <table:table-row>
          <table:table-cell table:style-name="Таблица3.A1" office:value-type="string">
            <text:p text:style-name="P8">Статус</text:p>
          </table:table-cell>
          <table:table-cell table:style-name="Таблица3.A1" office:value-type="string">
            <text:p text:style-name="P13">Успешно</text:p>
          </table:table-cell>
        </table:table-row>
        <table:table-row>
          <table:table-cell table:style-name="Таблица3.A1" office:value-type="string">
            <text:p text:style-name="P8">Тестовый случай 2</text:p>
          </table:table-cell>
          <table:table-cell table:style-name="Таблица3.A1" office:value-type="string">
            <text:h text:style-name="P11" text:outline-level="4"><text:span text:style-name="T14">Проверка работы кнопки "Забыли пароль?"</text:span></text:h>
          </table:table-cell>
        </table:table-row>
        <table:table-row>
          <table:table-cell table:style-name="Таблица3.A1" office:value-type="string">
            <text:p text:style-name="P8">Предварительные условия</text:p>
          </table:table-cell>
          <table:table-cell table:style-name="Таблица3.A1" office:value-type="string">
            <text:p text:style-name="P8"><text:span text:style-name="T14">Пользователь находится на странице входа.</text:span></text:p>
          </table:table-cell>
        </table:table-row>
        <table:table-row>
          <table:table-cell table:style-name="Таблица3.A1" office:value-type="string">
            <text:p text:style-name="P8">Тестовые данные</text:p>
          </table:table-cell>
          <table:table-cell table:style-name="Таблица3.A1" office:value-type="string">
            <text:p text:style-name="P8"><text:span text:style-name="T14">Кнопка "Забыли пароль?" активна.</text:span></text:p>
          </table:table-cell>
        </table:table-row>
        <table:table-row>
          <table:table-cell table:style-name="Таблица3.A1" office:value-type="string">
            <text:p text:style-name="P8">Шаги</text:p>
          </table:table-cell>
          <table:table-cell table:style-name="Таблица3.A1" office:value-type="string">
            <text:list text:style-name="L5">
              <text:list-item>
                <text:p text:style-name="P14"><text:span text:style-name="T7">Открыть страницу входа.</text:span></text:p>
              </text:list-item>
              <text:list-item>
                <text:p text:style-name="P14"><text:span text:style-name="T15">Нажать кнопку "Забыли пароль?"</text:span><text:span text:style-name="T16">.</text:span></text:p>
              </text:list-item>
              <text:list-item>
                <text:p text:style-name="P14"><text:span text:style-name="T15">Ввести адрес электронной почты, привязанный к аккаунту.</text:span></text:p>
              </text:list-item>
              <text:list-item>
                <text:p text:style-name="P14"><text:span text:style-name="T15">Нажать кнопку "Восстановить".</text:span></text:p>
              </text:list-item>
            </text:list>
          </table:table-cell>
        </table:table-row>
        <table:table-row>
          <table:table-cell table:style-name="Таблица3.A1" office:value-type="string">
            <text:p text:style-name="P8">Ожидаемый результат</text:p>
          </table:table-cell>
          <table:table-cell table:style-name="Таблица3.A1" office:value-type="string">
            <text:p text:style-name="P8"><text:span text:style-name="T14">Система отправляет письмо с инструкциями по восстановлению пароля.</text:span></text:p>
          </table:table-cell>
        </table:table-row>
        <text:soft-page-break/>
        <table:table-row>
          <table:table-cell table:style-name="Таблица3.A1" office:value-type="string">
            <text:p text:style-name="P8">Фактический результат</text:p>
          </table:table-cell>
          <table:table-cell table:style-name="Таблица3.A1" office:value-type="string">
            <text:p text:style-name="P15"><text:span text:style-name="T14">Система </text:span><text:span text:style-name="T17">не </text:span><text:span text:style-name="T14">отправ</text:span><text:span text:style-name="T17">ило</text:span><text:span text:style-name="T14"> письмо с инструкциями по восстановлению пароля.</text:span></text:p>
          </table:table-cell>
        </table:table-row>
        <table:table-row>
          <table:table-cell table:style-name="Таблица3.A1" office:value-type="string">
            <text:p text:style-name="P8">Статус</text:p>
          </table:table-cell>
          <table:table-cell table:style-name="Таблица3.A1" office:value-type="string">
            <text:p text:style-name="P16"><text:s/><text:span text:style-name="T18">Не успешно</text:span></text:p>
          </table:table-cell>
        </table:table-row>
        <table:table-row>
          <table:table-cell table:style-name="Таблица3.A1" office:value-type="string">
            <text:p text:style-name="P8">Анализ результатов</text:p>
          </table:table-cell>
          <table:table-cell table:style-name="Таблица3.A1" office:value-type="string">
            <text:p text:style-name="P16"/>
          </table:table-cell>
        </table:table-row>
        <table:table-row>
          <table:table-cell table:style-name="Таблица3.A1" office:value-type="string">
            <text:p text:style-name="P8">Общие выводы:</text:p>
          </table:table-cell>
          <table:table-cell table:style-name="Таблица3.A1" office:value-type="string">
            <text:p text:style-name="P8">Расписать:</text:p>
            <text:p text:style-name="P15">Обнаруженные проблемы: <text:span text:style-name="T18">система не выводит инструкцию по </text:span><text:span text:style-name="T17">восстановлению пароля.</text:span></text:p>
            <text:p text:style-name="P8">Рекомендации по улучшению: <text:span text:style-name="T18">Решить проблемы с кнопкой и с выводом инструкции.</text:span></text:p>
          </table:table-cell>
        </table:table-row>
        <table:table-row>
          <table:table-cell table:style-name="Таблица3.A1" office:value-type="string">
            <text:p text:style-name="P8">Документирование</text:p>
          </table:table-cell>
          <table:table-cell table:style-name="Таблица3.A1" office:value-type="string">
            <text:p text:style-name="P8"><text:span text:style-name="T19">О</text:span>тчеты о тестировании</text:p>
            <text:p text:style-name="P8">Логи ошибок</text:p>
          </table:table-cell>
        </table:table-row>
        <table:table-row>
          <table:table-cell table:style-name="Таблица3.A1" office:value-type="string">
            <text:p text:style-name="P8">Улучшение и исправление</text:p>
          </table:table-cell>
          <table:table-cell table:style-name="Таблица3.A1" office:value-type="string">
            <text:list text:style-name="L6">
              <text:list-item>
                <text:p text:style-name="P17"><text:span text:style-name="T7">План исправления ошибок</text:span></text:p>
              </text:list-item>
            </text:list>
            <text:list text:style-name="L7">
              <text:list-item>
                <text:p text:style-name="P18"><text:span text:style-name="T20">исправление кнопки</text:span></text:p>
              </text:list-item>
              <text:list-item>
                <text:p text:style-name="P18"><text:span text:style-name="T20">исправление инструкции(если необходимо)</text:span></text:p>
              </text:list-item>
            </text:list>
            <text:list text:style-name="L8">
              <text:list-item>
                <text:p text:style-name="P19"><text:span text:style-name="T7">Меры по предотвращению подобных ошибок в будущем:</text:span></text:p>
              </text:list-item>
            </text:list>
            <text:list text:style-name="L9">
              <text:list-item>
                <text:p text:style-name="P20"><text:span text:style-name="T15">Внедрить автоматизированное тестирование для ключевых функций.</text:span></text:p>
              </text:list-item>
              <text:list-item>
                <text:p text:style-name="P20"><text:span text:style-name="T15">Проводить регулярные обзоры кода и тестирование перед выпуском обновлений.</text:span></text:p>
              </text:list-item>
            </text:list>
          </table:table-cell>
        </table:table-row>
      </table:table>
      <text:p text:style-name="P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0:54:21.372000000</meta:creation-date>
    <dc:date>2025-03-24T11:52:01.681000000</dc:date>
    <meta:editing-duration>PT33M23S</meta:editing-duration>
    <meta:editing-cycles>7</meta:editing-cycles>
    <meta:generator>LibreOffice/24.8.5.2$Windows_X86_64 LibreOffice_project/fddf2685c70b461e7832239a0162a77216259f22</meta:generator>
    <meta:document-statistic meta:table-count="3" meta:image-count="0" meta:object-count="0" meta:page-count="5" meta:paragraph-count="96" meta:word-count="385" meta:character-count="3292" meta:non-whitespace-character-count="2952"/>
  </office:meta>
</office:document-meta>
</file>